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fo:font-style="normal" fo:font-weight="bold" style:font-style-asian="normal" style:font-weight-asian="bold" style:font-style-complex="normal" style:font-weight-complex="bold"/>
    </style:style>
    <style:style style:name="T1" style:family="text">
      <style:text-properties style:text-position="sub 58%"/>
    </style:style>
    <style:style style:name="T2" style:family="text">
      <style:text-properties style:text-position="0% 100%"/>
    </style:style>
    <style:style style:name="fr1" style:family="graphic" style:parent-style-name="Formula">
      <style:graphic-properties style:vertical-pos="middle" style:vertical-rel="text"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Definiciones</text:p>
      <text:p text:style-name="P3">Matriz A: primera matriz de entrada</text:p>
      <text:p text:style-name="P3">Matriz B: segunda matriz de entrada</text:p>
      <text:p text:style-name="P3">Matriz C: matriz resultado</text:p>
      <text:p text:style-name="P1"/>
      <text:p text:style-name="P4">2. Descripción de las soluciones</text:p>
      <text:p text:style-name="Standard">Para dividir la tarea de multiplicación de las dos matrices A y B, se utiliza un particionamiento de datos de salida de la matriz C. Para ello, se creó una función genérica de multiplicación de matrices, capaz de recibir como argumentos (además de las matrices A, B y C) un rango de filas y columnas, que determina la multiplicación de qué porción (fila, columna, bloque) de la matriz C se quiere calcular. De esta manera, resulta sencillo dividir la tarea de calcular la multiplicación de dos matrices cualesquiera, indistintamente de que ésta vaya a paralelizarse o no.</text:p>
      <text:p text:style-name="Standard"/>
      <text:p text:style-name="P5">2.1. Solución secuencial</text:p>
      <text:p text:style-name="Standard">Para la solución secuencial se utilizó la función mencionada más arriba, con un rango de filas y columnas de tal forma que se abarque toda la matriz C.</text:p>
      <text:p text:style-name="Standard"/>
      <text:p text:style-name="P2">2.2. Solución concurrente con particionamiento 1d (por filas)</text:p>
      <text:p text:style-name="Standard">El particionamiento en una dimensión se realiza dividiendo las filas de la matriz C entre los hilos disponibles. Si la matriz C tiene M filas, f<text:span text:style-name="T1">1</text:span>, f<text:span text:style-name="T1">2</text:span>, ...f<text:span text:style-name="T1">m</text:span>, y están disponibles P hilos, h<text:span text:style-name="T1">1</text:span>, h<text:span text:style-name="T1">2</text:span>, ..., h<text:span text:style-name="T1">p</text:span>,<draw:frame draw:style-name="fr1" draw:name="Objeto1" text:anchor-type="as-char" svg:width="1.289cm" svg:height="0.515cm" draw:z-index="0"><draw:object xlink:href="./Object 1" xlink:type="simple" xlink:show="embed" xlink:actuate="onLoad"/><draw:image xlink:href="./ObjectReplacements/Object 1" xlink:type="simple" xlink:show="embed" xlink:actuate="onLoad"/></draw:frame>filas serán asignadas a cada uno de los hilos.</text:p>
      <text:p text:style-name="Standard">En el caso de que<draw:frame draw:style-name="fr1" draw:name="Objeto2" text:anchor-type="as-char" svg:width="2.536cm" svg:height="0.517cm" draw:z-index="1"><draw:object xlink:href="./Object 2" xlink:type="simple" xlink:show="embed" xlink:actuate="onLoad"/><draw:image xlink:href="./ObjectReplacements/Object 2" xlink:type="simple" xlink:show="embed" xlink:actuate="onLoad"/></draw:frame>, existirán<draw:frame draw:style-name="fr1" draw:name="Objeto4" text:anchor-type="as-char" svg:width="2.626cm" svg:height="0.515cm" draw:z-index="2"><draw:object xlink:href="./Object 4" xlink:type="simple" xlink:show="embed" xlink:actuate="onLoad"/><draw:image xlink:href="./ObjectReplacements/Object 4" xlink:type="simple" xlink:show="embed" xlink:actuate="onLoad"/></draw:frame>filas restantes. Estas filas restantes serán asignadas al hilo h<text:span text:style-name="T1">p</text:span><text:span text:style-name="T2">. Cabe destacar que esto podría generar un gran desbalanceo de la carga. Para reducir este desbalanceo, lo que podría realizarse es asignar cada una de las filas restantes a los hilos h</text:span><text:span text:style-name="T1">1</text:span><text:span text:style-name="T2">, h</text:span><text:span text:style-name="T1">2</text:span><text:span text:style-name="T2">, ..., h</text:span><text:span text:style-name="T1">s</text:span><text:span text:style-name="T2">, donde</text:span><text:span text:style-name="T2"><draw:frame draw:style-name="fr1" draw:name="Objeto5" text:anchor-type="as-char" svg:width="3.226cm" svg:height="0.517cm" draw:z-index="3"><draw:object xlink:href="./Object 5" xlink:type="simple" xlink:show="embed" xlink:actuate="onLoad"/><draw:image xlink:href="./ObjectReplacements/Object 5" xlink:type="simple" xlink:show="embed" xlink:actuate="onLoad"/></draw:frame></text:span><text:span text:style-name="T2">.</text:span></text:p>
      <text:p text:style-name="Standard"><text:span text:style-name="T2"/></text:p>
      <text:p text:style-name="P2"><text:span text:style-name="T2">2.3. Solución concurrente con particionamiento 2d (por bloques)</text:span></text:p>
      <text:p text:style-name="Standard"><text:span text:style-name="T2">Para el particionamiento en dos dimensiones, se considera que los P hilos disponibles conforman una malla de</text:span><text:span text:style-name="T2"><draw:frame draw:style-name="fr1" draw:name="Objeto7" text:anchor-type="as-char" svg:width="1.579cm" svg:height="0.503cm" draw:z-index="4"><draw:object xlink:href="./Object 7" xlink:type="simple" xlink:show="embed" xlink:actuate="onLoad"/><draw:image xlink:href="./ObjectReplacements/Object 7" xlink:type="simple" xlink:show="embed" xlink:actuate="onLoad"/></draw:frame></text:span><text:span text:style-name="T2">. Para que esto sea posible, la cantidad P de hilos debe ser un cuadrado perfecto.</text:span></text:p>
      <text:p text:style-name="Standard"><text:span text:style-name="T2">Si la matriz C tiene M filas, f</text:span><text:span text:style-name="T1">1</text:span><text:span text:style-name="T2">, f</text:span><text:span text:style-name="T1">2</text:span><text:span text:style-name="T2">, ...f</text:span><text:span text:style-name="T1">m</text:span><text:span text:style-name="T2">, y N columnas, c</text:span><text:span text:style-name="T1">1</text:span><text:span text:style-name="T2">, c</text:span><text:span text:style-name="T1">2</text:span><text:span text:style-name="T2">, ...c</text:span><text:span text:style-name="T1">n</text:span><text:span text:style-name="T2">, cada hilo de la malla tendrá asignado un bloque de la matriz, conformado por</text:span><text:span text:style-name="T2"><draw:frame draw:style-name="fr1" draw:name="Objeto6" text:anchor-type="as-char" svg:width="1.561cm" svg:height="0.556cm" draw:z-index="5"><draw:object xlink:href="./Object 6" xlink:type="simple" xlink:show="embed" xlink:actuate="onLoad"/><draw:image xlink:href="./ObjectReplacements/Object 6" xlink:type="simple" xlink:show="embed" xlink:actuate="onLoad"/></draw:frame></text:span><text:span text:style-name="T2">filas y</text:span><text:span text:style-name="T2"><draw:frame draw:style-name="fr1" draw:name="Objeto8" text:anchor-type="as-char" svg:width="1.492cm" svg:height="0.556cm" draw:z-index="6"><draw:object xlink:href="./Object 8" xlink:type="simple" xlink:show="embed" xlink:actuate="onLoad"/><draw:image xlink:href="./ObjectReplacements/Object 8" xlink:type="simple" xlink:show="embed" xlink:actuate="onLoad"/></draw:frame></text:span><text:span text:style-name="T2">columnas.</text:span></text:p>
      <text:p text:style-name="Standard"><text:span text:style-name="T2">En el caso de que</text:span><text:span text:style-name="T2"><draw:frame draw:style-name="fr1" draw:name="Objeto9" text:anchor-type="as-char" svg:width="3.069cm" svg:height="0.556cm" draw:z-index="7"><draw:object xlink:href="./Object 9" xlink:type="simple" xlink:show="embed" xlink:actuate="onLoad"/><draw:image xlink:href="./ObjectReplacements/Object 9" xlink:type="simple" xlink:show="embed" xlink:actuate="onLoad"/></draw:frame></text:span><text:span text:style-name="T2">y/o</text:span><text:span text:style-name="T2"><draw:frame draw:style-name="fr1" draw:name="Objeto3" text:anchor-type="as-char" svg:width="2.925cm" svg:height="0.556cm" draw:z-index="8"><draw:object xlink:href="./Object 3" xlink:type="simple" xlink:show="embed" xlink:actuate="onLoad"/><draw:image xlink:href="./ObjectReplacements/Object 3" xlink:type="simple" xlink:show="embed" xlink:actuate="onLoad"/></draw:frame></text:span><text:span text:style-name="T2">, existirán</text:span><text:span text:style-name="T2"><draw:frame draw:style-name="fr1" draw:name="Objeto10" text:anchor-type="as-char" svg:width="3.163cm" svg:height="0.556cm" draw:z-index="9"><draw:object xlink:href="./Object 10" xlink:type="simple" xlink:show="embed" xlink:actuate="onLoad"/><draw:image xlink:href="./ObjectReplacements/Object 10" xlink:type="simple" xlink:show="embed" xlink:actuate="onLoad"/></draw:frame></text:span><text:span text:style-name="T2">filas restantes y/o</text:span><text:span text:style-name="T2"><draw:frame draw:style-name="fr1" draw:name="Objeto11" text:anchor-type="as-char" svg:width="3.02cm" svg:height="0.556cm" draw:z-index="10"><draw:object xlink:href="./Object 11" xlink:type="simple" xlink:show="embed" xlink:actuate="onLoad"/><draw:image xlink:href="./ObjectReplacements/Object 11" xlink:type="simple" xlink:show="embed" xlink:actuate="onLoad"/></draw:frame></text:span><text:span text:style-name="T2">columnas restantes. Estas filas restantes y/o columnas restantes serán asignadas como se explica a continu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8-05-29T23:13:18</meta:creation-date>
    <dc:date>2008-05-30T00:50:04</dc:date>
    <meta:editing-cycles>34</meta:editing-cycles>
    <meta:editing-duration>PT1H36M48S</meta:editing-duration>
    <meta:user-defined meta:name="Info 1"/>
    <meta:user-defined meta:name="Info 2"/>
    <meta:user-defined meta:name="Info 3"/>
    <meta:user-defined meta:name="Info 4"/>
    <meta:document-statistic meta:table-count="0" meta:image-count="0" meta:object-count="11" meta:page-count="1" meta:paragraph-count="15" meta:word-count="356" meta:character-count="2091"/>
  </office:meta>
</office:document-meta>
</file>

<file path=Object 1/content.xml><?xml version="1.0" encoding="utf-8"?>
<!DOCTYPE math  PUBLIC '-//OpenOffice.org//DTD Modified W3C MathML 1.01//EN'  'math.dtd'>
<math:math xmlns:math="http://www.w3.org/1998/Math/MathML">
  <math:semantics>
    <math:mfenced math:open="⌊" math:close="⌋">
      <math:mrow>
        <math:mi>M</math:mi>
        <math:mo math:stretchy="false">/</math:mo>
        <math:mi>P</math:mi>
      </math:mrow>
    </math:mfenced>
    <math:annotation math:encoding="StarMath 5.0">left lfloor M / P right rfloor </math:annotation>
  </math:semantics>
</math:math>
</file>

<file path=Object 10/content.xml><?xml version="1.0" encoding="utf-8"?>
<!DOCTYPE math  PUBLIC '-//OpenOffice.org//DTD Modified W3C MathML 1.01//EN'  'math.dtd'>
<math:math xmlns:math="http://www.w3.org/1998/Math/MathML">
  <math:semantics>
    <math:mrow>
      <math:mi>M</math:mi>
      <math:mo math:stretchy="false">−</math:mo>
      <math:mrow>
        <math:mfenced math:open="⌊" math:close="⌋">
          <math:mrow>
            <math:mi>M</math:mi>
            <math:mo math:stretchy="false">/</math:mo>
            <math:msqrt>
              <math:mi>P</math:mi>
            </math:msqrt>
          </math:mrow>
        </math:mfenced>
        <math:mo math:stretchy="false">∗</math:mo>
        <math:msqrt>
          <math:mi>P</math:mi>
        </math:msqrt>
      </math:mrow>
    </math:mrow>
    <math:annotation math:encoding="StarMath 5.0">M - left lfloor M / sqrt{P} right rfloor * sqrt{P}</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fenced math:open="⌊" math:close="⌋">
          <math:mrow>
            <math:mi>N</math:mi>
            <math:mo math:stretchy="false">/</math:mo>
            <math:msqrt>
              <math:mi>P</math:mi>
            </math:msqrt>
          </math:mrow>
        </math:mfenced>
        <math:mo math:stretchy="false">∗</math:mo>
        <math:msqrt>
          <math:mi>P</math:mi>
        </math:msqrt>
      </math:mrow>
    </math:mrow>
    <math:annotation math:encoding="StarMath 5.0">N - left lfloor N / sqrt{P} right rfloor * sqrt{P}</math:annotation>
  </math:semantics>
</math:math>
</file>

<file path=Object 2/content.xml><?xml version="1.0" encoding="utf-8"?>
<!DOCTYPE math  PUBLIC '-//OpenOffice.org//DTD Modified W3C MathML 1.01//EN'  'math.dtd'>
<math:math xmlns:math="http://www.w3.org/1998/Math/MathML">
  <math:semantics>
    <math:mrow>
      <math:mfenced math:open="⌊" math:close="⌋">
        <math:mrow>
          <math:mi>M</math:mi>
          <math:mo math:stretchy="false">/</math:mo>
          <math:mi>P</math:mi>
        </math:mrow>
      </math:mfenced>
      <math:mo math:stretchy="false">&lt;</math:mo>
      <math:mrow>
        <math:mi>M</math:mi>
        <math:mo math:stretchy="false">/</math:mo>
        <math:mi>P</math:mi>
      </math:mrow>
    </math:mrow>
    <math:annotation math:encoding="StarMath 5.0">left lfloor M / P right rfloor &lt; M / P</math:annotation>
  </math:semantics>
</math:math>
</file>

<file path=Object 3/content.xml><?xml version="1.0" encoding="utf-8"?>
<!DOCTYPE math  PUBLIC '-//OpenOffice.org//DTD Modified W3C MathML 1.01//EN'  'math.dtd'>
<math:math xmlns:math="http://www.w3.org/1998/Math/MathML">
  <math:semantics>
    <math:mrow>
      <math:mfenced math:open="⌊" math:close="⌋">
        <math:mrow>
          <math:mi>N</math:mi>
          <math:mo math:stretchy="false">/</math:mo>
          <math:msqrt>
            <math:mi>P</math:mi>
          </math:msqrt>
        </math:mrow>
      </math:mfenced>
      <math:mo math:stretchy="false">&lt;</math:mo>
      <math:mrow>
        <math:mi>N</math:mi>
        <math:mo math:stretchy="false">/</math:mo>
        <math:msqrt>
          <math:mi>P</math:mi>
        </math:msqrt>
      </math:mrow>
    </math:mrow>
    <math:annotation math:encoding="StarMath 5.0">left lfloor N / sqrt{P} right rfloor &lt; N / sqrt{P}</math:annotation>
  </math:semantics>
</math:math>
</file>

<file path=Object 4/content.xml><?xml version="1.0" encoding="utf-8"?>
<!DOCTYPE math  PUBLIC '-//OpenOffice.org//DTD Modified W3C MathML 1.01//EN'  'math.dtd'>
<math:math xmlns:math="http://www.w3.org/1998/Math/MathML">
  <math:semantics>
    <math:mrow>
      <math:mi>M</math:mi>
      <math:mo math:stretchy="false">−</math:mo>
      <math:mrow>
        <math:mfenced math:open="⌊" math:close="⌋">
          <math:mrow>
            <math:mi>M</math:mi>
            <math:mo math:stretchy="false">/</math:mo>
            <math:mi>P</math:mi>
          </math:mrow>
        </math:mfenced>
        <math:mo math:stretchy="false">∗</math:mo>
        <math:mi>P</math:mi>
      </math:mrow>
    </math:mrow>
    <math:annotation math:encoding="StarMath 5.0">M - left lfloor M / P right rfloor * P</math:annotation>
  </math:semantics>
</math:math>
</file>

<file path=Object 5/content.xml><?xml version="1.0" encoding="utf-8"?>
<!DOCTYPE math  PUBLIC '-//OpenOffice.org//DTD Modified W3C MathML 1.01//EN'  'math.dtd'>
<math:math xmlns:math="http://www.w3.org/1998/Math/MathML">
  <math:semantics>
    <math:mrow>
      <math:mi>S</math:mi>
      <math:mo math:stretchy="false">=</math:mo>
      <math:mrow>
        <math:mi>M</math:mi>
        <math:mo math:stretchy="false">−</math:mo>
        <math:mrow>
          <math:mfenced math:open="⌊" math:close="⌋">
            <math:mrow>
              <math:mi>M</math:mi>
              <math:mo math:stretchy="false">/</math:mo>
              <math:mi>P</math:mi>
            </math:mrow>
          </math:mfenced>
          <math:mo math:stretchy="false">∗</math:mo>
          <math:mi>P</math:mi>
        </math:mrow>
      </math:mrow>
    </math:mrow>
    <math:annotation math:encoding="StarMath 5.0">S = M - left lfloor M / P right rfloor * P</math:annotation>
  </math:semantics>
</math:math>
</file>

<file path=Object 6/content.xml><?xml version="1.0" encoding="utf-8"?>
<!DOCTYPE math  PUBLIC '-//OpenOffice.org//DTD Modified W3C MathML 1.01//EN'  'math.dtd'>
<math:math xmlns:math="http://www.w3.org/1998/Math/MathML">
  <math:semantics>
    <math:mfenced math:open="⌊" math:close="⌋">
      <math:mrow>
        <math:mi>M</math:mi>
        <math:mo math:stretchy="false">/</math:mo>
        <math:msqrt>
          <math:mi>P</math:mi>
        </math:msqrt>
      </math:mrow>
    </math:mfenced>
    <math:annotation math:encoding="StarMath 5.0">left lfloor M / sqrt{P}   right rfloor </math:annotation>
  </math:semantics>
</math:math>
</file>

<file path=Object 7/content.xml><?xml version="1.0" encoding="utf-8"?>
<!DOCTYPE math  PUBLIC '-//OpenOffice.org//DTD Modified W3C MathML 1.01//EN'  'math.dtd'>
<math:math xmlns:math="http://www.w3.org/1998/Math/MathML">
  <math:semantics>
    <math:mrow>
      <math:msqrt>
        <math:mi>P</math:mi>
      </math:msqrt>
      <math:mo math:stretchy="false">∗</math:mo>
      <math:msqrt>
        <math:mi>P</math:mi>
      </math:msqrt>
    </math:mrow>
    <math:annotation math:encoding="StarMath 5.0">sqrt{P} * sqrt{P}</math:annotation>
  </math:semantics>
</math:math>
</file>

<file path=Object 8/content.xml><?xml version="1.0" encoding="utf-8"?>
<!DOCTYPE math  PUBLIC '-//OpenOffice.org//DTD Modified W3C MathML 1.01//EN'  'math.dtd'>
<math:math xmlns:math="http://www.w3.org/1998/Math/MathML">
  <math:semantics>
    <math:mfenced math:open="⌊" math:close="⌋">
      <math:mrow>
        <math:mi>N</math:mi>
        <math:mo math:stretchy="false">/</math:mo>
        <math:msqrt>
          <math:mi>P</math:mi>
        </math:msqrt>
      </math:mrow>
    </math:mfenced>
    <math:annotation math:encoding="StarMath 5.0">left lfloor N / sqrt{P} right rfloor </math:annotation>
  </math:semantics>
</math:math>
</file>

<file path=Object 9/content.xml><?xml version="1.0" encoding="utf-8"?>
<!DOCTYPE math  PUBLIC '-//OpenOffice.org//DTD Modified W3C MathML 1.01//EN'  'math.dtd'>
<math:math xmlns:math="http://www.w3.org/1998/Math/MathML">
  <math:semantics>
    <math:mrow>
      <math:mfenced math:open="⌊" math:close="⌋">
        <math:mrow>
          <math:mi>M</math:mi>
          <math:mo math:stretchy="false">/</math:mo>
          <math:msqrt>
            <math:mi>P</math:mi>
          </math:msqrt>
        </math:mrow>
      </math:mfenced>
      <math:mo math:stretchy="false">&lt;</math:mo>
      <math:mrow>
        <math:mi>M</math:mi>
        <math:mo math:stretchy="false">/</math:mo>
        <math:msqrt>
          <math:mi>P</math:mi>
        </math:msqrt>
      </math:mrow>
    </math:mrow>
    <math:annotation math:encoding="StarMath 5.0">left lfloor M / sqrt{P} right rfloor &lt; M / sqrt{P}</math:annotation>
  </math:semantics>
</math:math>
</file>